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ue_20_Touch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vertical-align="middle" draw:auto-grow-height="false" fo:min-height="0.526cm" fo:min-width="7.475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751cm" fo:min-width="2.1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2.9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1cm" fo:min-width="3.7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true" fo:max-height="0cm" fo:min-height="1.423cm" fo:min-width="7.8cm" text:animation-delay="P0D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1cm" fo:min-width="3.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1cm" fo:min-width="2.1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63cm" fo:min-width="1.901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63cm" fo:min-width="1.701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63cm" fo:min-width="1.501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3.09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12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2.97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407cm"/>
      <style:paragraph-properties style:writing-mode="lr-tb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551cm" fo:min-width="3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87cm" fo:min-width="0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26" style:family="graphic" style:parent-style-name="standard">
      <style:graphic-properties draw:fill-color="#ffff38" draw:textarea-horizontal-align="justify" draw:textarea-vertical-align="middle" draw:auto-grow-height="false" fo:min-height="0.65cm" fo:min-width="3.444cm"/>
    </style:style>
    <style:style style:name="gr27" style:family="graphic" style:parent-style-name="standard" style:list-style-name="L1">
      <style:graphic-properties draw:fill-color="#ffff38" draw:textarea-horizontal-align="justify" draw:textarea-vertical-align="middle" draw:auto-grow-height="false" fo:min-height="1.692cm" fo:min-width="5.641cm"/>
      <style:paragraph-properties style:writing-mode="lr-tb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fill-color="#ff0000" draw:textarea-vertical-align="middle" draw:auto-grow-height="false" fo:min-height="0.526cm" fo:min-width="7.075cm" draw:shadow="visible"/>
    </style:style>
    <style:style style:name="gr30" style:family="graphic" style:parent-style-name="standard" style:list-style-name="L1">
      <style:graphic-properties draw:fill-color="#ffff38" draw:textarea-horizontal-align="justify" draw:textarea-vertical-align="middle" draw:auto-grow-height="false" fo:min-height="1.692cm" fo:min-width="6.64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true" fo:max-height="0cm" fo:min-height="1.423cm" fo:min-width="7.423cm" text:animation-delay="P0D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692cm" fo:min-width="3.4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3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gr37" style:family="graphic" style:parent-style-name="standard">
      <style:graphic-properties draw:fill-color="#ffff38" draw:textarea-horizontal-align="justify" draw:textarea-vertical-align="middle" draw:auto-grow-height="false" fo:min-height="0.65cm" fo:min-width="2.301cm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 style:writing-mode="lr-tb"/>
      <style:text-properties fo:font-size="13pt" fo:font-weight="bold" style:font-size-asian="13pt" style:font-size-complex="13pt"/>
    </style:style>
    <style:style style:name="P3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ffffff"/>
      <style:paragraph-properties fo:text-align="center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ize-complex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loext:graphic-properties draw:fill-color="#ffff38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fo:color="#ffffff" loext:opacity="100%" fo:font-size="22pt" fo:text-shadow="1pt 1pt" fo:font-weight="bold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fo:font-style="italic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fo:font-style="italic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custom-shape draw:style-name="gr1" draw:text-style-name="P1" draw:layer="layout" svg:width="8.399cm" svg:height="1.2cm" svg:x="0.201cm" svg:y="0.20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5395.5037468776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cm" svg:height="2cm" svg:x="0.6cm" svg:y="2.638cm">
          <text:p text:style-name="P2"><text:span text:style-name="T1">Source</text:span></text:p>
          <text:p text:style-name="P2"><text:span text:style-name="T1">Code</text:span></text:p>
          <draw:enhanced-geometry svg:viewBox="0 0 21600 21600" draw:mirror-vertical="false" draw:mirror-horizontal="false" draw:text-areas="0 0 21600 21600" draw:type="pentagon-right" draw:modifiers="15363.3217993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4cm" svg:height="2cm" svg:x="6.4cm" svg:y="2.638cm">
          <text:p text:style-name="P3"><text:span text:style-name="T2">Lexical</text:span></text:p>
          <text:p text:style-name="P3"><text:span text:style-name="T2">Analysis</text:span></text:p>
          <draw:enhanced-geometry svg:viewBox="0 0 21600 21600" draw:text-areas="0 0 21600 21600" draw:type="chevron" draw:modifiers="16512.79035577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.2cm" svg:height="2cm" svg:x="13.8cm" svg:y="8.328cm">
          <text:p text:style-name="P3"><text:span text:style-name="T2">ROM</text:span></text:p>
          <text:p text:style-name="P3"><text:span text:style-name="T2">Builder</text:span></text:p>
          <draw:enhanced-geometry svg:viewBox="0 0 21600 21600" draw:text-areas="0 0 21600 21600" draw:type="chevron" draw:modifiers="17481.55201142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8.3cm" svg:height="1.673cm" svg:x="0.3cm" svg:y="0.227cm">
          <draw:text-box>
            <text:p><text:span text:style-name="T3">TOKENIZER MODEL</text:span></text:p>
          </draw:text-box>
        </draw:frame>
        <draw:custom-shape draw:style-name="gr6" draw:text-style-name="P3" draw:layer="layout" svg:width="4cm" svg:height="2cm" svg:x="4cm" svg:y="8.239cm">
          <text:p text:style-name="P3"><text:span text:style-name="T2">Basic</text:span></text:p>
          <text:p text:style-name="P3"><text:span text:style-name="T2">Tokenizer</text:span></text:p>
          <draw:enhanced-geometry svg:viewBox="0 0 21600 21600" draw:text-areas="0 0 21600 21600" draw:type="chevron" draw:modifiers="17275.68107973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3.2cm" svg:height="2.4cm" svg:x="23cm" svg:y="12cm">
          <text:p text:style-name="P5"><text:span text:style-name="T4">Binar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4cm" svg:height="2cm" svg:x="10cm" svg:y="2.638cm">
          <text:p text:style-name="P7"><text:span text:style-name="T5">Lexemes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8" draw:layer="layout" svg:width="2.2cm" svg:height="2cm" svg:x="3.4cm" svg:y="2.638cm">
          <text:p text:style-name="P7"><text:span text:style-name="T5">Text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draw:layer="layout" svg:width="2cm" svg:height="2cm" svg:x="8.4cm" svg:y="8.239cm">
          <text:p text:style-name="P7"><text:span text:style-name="T5">Tokens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9" xml:id="id2" draw:id="id2" draw:layer="layout" svg:width="0.8cm" svg:height="3.527cm" svg:x="3.4cm" svg:y="7.3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0" draw:layer="layout" svg:width="3.512cm" svg:height="0.839cm" svg:x="4.369cm" svg:y="7.2cm">
          <draw:text-box>
            <text:p><text:span text:style-name="T6">TOKENIZER</text:span></text:p>
          </draw:text-box>
        </draw:frame>
        <draw:custom-shape draw:style-name="gr13" draw:text-style-name="P9" xml:id="id3" draw:id="id3" draw:layer="layout" svg:width="1.2cm" svg:height="3.4cm" svg:x="22.6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9" xml:id="id1" draw:id="id1" draw:layer="layout" svg:width="1.2cm" svg:height="3.4cm" svg:x="12cm" svg:y="1.8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9" draw:layer="layout" svg:width="0.8cm" svg:height="3.527cm" svg:x="5.8cm" svg:y="1.7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0" draw:layer="layout" svg:width="2.233cm" svg:height="0.839cm" svg:x="6.769cm" svg:y="1.599cm">
          <draw:text-box>
            <text:p><text:span text:style-name="T6">LEXER</text:span></text:p>
          </draw:text-box>
        </draw:frame>
        <draw:custom-shape draw:style-name="gr6" draw:text-style-name="P3" draw:layer="layout" svg:width="4cm" svg:height="2cm" svg:x="18.4cm" svg:y="12.4cm">
          <text:p text:style-name="P3"><text:span text:style-name="T2">xBasic</text:span></text:p>
          <draw:enhanced-geometry svg:viewBox="0 0 21600 21600" draw:text-areas="0 0 21600 21600" draw:type="chevron" draw:modifiers="17275.68107973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1.2cm" svg:height="3.4cm" svg:x="26.2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9" xml:id="id4" draw:id="id4" draw:layer="layout" svg:width="0.8cm" svg:height="3.527cm" svg:x="17.6cm" svg:y="11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907cm" svg:height="0.839cm" svg:x="18.6cm" svg:y="11.4cm">
          <draw:text-box>
            <text:p><text:span text:style-name="T6">RUNTIME</text:span></text:p>
          </draw:text-box>
        </draw:frame>
        <draw:connector draw:style-name="gr16" draw:text-style-name="P11" draw:layer="layout" draw:type="curve" svg:x1="13.2cm" svg:y1="3.538cm" svg:x2="3.4cm" svg:y2="9.076cm" draw:start-shape="id1" draw:start-glue-point="6" draw:end-shape="id2" draw:end-glue-point="5" svg:d="M13200 3538c753 0 503 2737-4899 2737-5401 0-5652 2801-4901 2801" svg:viewBox="0 0 10424 5539">
          <text:p/>
        </draw:connector>
        <draw:connector draw:style-name="gr16" draw:text-style-name="P11" draw:layer="layout" draw:type="curve" draw:line-skew="0cm 4.19cm" svg:x1="23.8cm" svg:y1="9.1cm" svg:x2="17.6cm" svg:y2="13.364cm" draw:start-shape="id3" draw:start-glue-point="6" draw:end-shape="id4" draw:end-glue-point="5" svg:d="M23800 9100c753 0 503 1989-3099 1989-3601 0-3852 2275-3101 2275" svg:viewBox="0 0 6890 4265">
          <text:p/>
        </draw:connector>
        <draw:frame draw:style-name="gr17" draw:text-style-name="P12" draw:layer="layout" svg:width="3.122cm" svg:height="0.962cm" svg:x="0.8cm" svg:y="5.038cm">
          <draw:text-box>
            <text:p><text:span text:style-name="T4">A = B + 1</text:span></text:p>
          </draw:text-box>
        </draw:frame>
        <draw:frame draw:style-name="gr18" draw:text-style-name="P12" draw:layer="layout" svg:width="2.974cm" svg:height="0.962cm" svg:x="23cm" svg:y="14.788cm">
          <draw:text-box>
            <text:p><text:span text:style-name="T4">0 1 0 1...</text:span></text:p>
          </draw:text-box>
        </draw:frame>
        <draw:custom-shape draw:style-name="gr19" draw:text-style-name="P14" draw:layer="layout" svg:width="4.4cm" svg:height="2.4cm" svg:x="18.2cm" svg:y="8cm">
          <text:p text:style-name="P13"><text:span text:style-name="T7">ROM</text:span></text:p>
          <text:p text:style-name="P13"><text:span text:style-name="T8">Tokenized+xBasi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text-style-name="P10" draw:layer="layout" svg:width="4.172cm" svg:height="0.839cm" svg:x="13.688cm" svg:y="7.161cm">
          <draw:text-box>
            <text:p><text:span text:style-name="T6">BUILDER</text:span></text:p>
          </draw:text-box>
        </draw:frame>
        <draw:custom-shape draw:style-name="gr13" draw:text-style-name="P9" xml:id="id5" draw:id="id5" draw:layer="layout" svg:width="1.2cm" svg:height="3.4cm" svg:x="10.4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9" xml:id="id6" draw:id="id6" draw:layer="layout" svg:width="0.8cm" svg:height="3.527cm" svg:x="12.6cm" svg:y="7.2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4.494cm" svg:height="0.962cm" svg:x="6.8cm" svg:y="5cm">
          <draw:text-box>
            <text:p><text:span text:style-name="T4">A | = | B | + | 1</text:span></text:p>
          </draw:text-box>
        </draw:frame>
        <draw:custom-shape draw:style-name="gr22" draw:text-style-name="P15" draw:layer="layout" svg:width="0.8cm" svg:height="0.7cm" svg:x="4.4cm" svg:y="10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0.8cm" svg:height="0.7cm" svg:x="5.6cm" svg:y="10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15" draw:layer="layout" svg:width="0.8cm" svg:height="0.8cm" svg:x="7cm" svg:y="10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33.707865168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8cm" svg:height="0.8cm" svg:x="8.2cm" svg:y="1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6" draw:text-style-name="P11" draw:layer="layout" draw:type="curve" svg:x1="11.6cm" svg:y1="9.1cm" svg:x2="12.6cm" svg:y2="9.037cm" draw:start-shape="id5" draw:start-glue-point="6" draw:end-shape="id6" draw:end-glue-point="5" svg:d="M11600 9100c751 0 252-63 1000-63" svg:viewBox="0 0 1001 64">
          <text:p/>
        </draw:connector>
        <draw:custom-shape draw:style-name="gr26" draw:text-style-name="P16" draw:layer="layout" svg:width="4.506cm" svg:height="1.8cm" draw:transform="rotate (1.53309721495182) translate (24.431cm 11.13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7.399cm" svg:height="3.2cm" svg:x="20.4cm" svg:y="3.6cm">
          <text:p text:style-name="P17"><text:span text:style-name="T9">POS COMPILATION</text:span></text:p>
          <text:p text:style-name="P17"><text:span text:style-name="T9">with XBASIC in memory</text:span></text:p>
          <draw:enhanced-geometry svg:viewBox="0 0 21600 21600" draw:path-stretchpoint-x="10800" draw:path-stretchpoint-y="11000" draw:text-areas="?f0 ?f0 ?f3 ?f12" draw:type="horizontal-scroll" draw:modifiers="4249.053909318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custom-shape draw:style-name="gr29" draw:text-style-name="P1" draw:layer="layout" svg:width="7.999cm" svg:height="1.2cm" svg:x="0.201cm" svg:y="0.20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5395.5037468776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8.399cm" svg:height="3.2cm" svg:x="19.2cm" svg:y="5cm">
          <text:p text:style-name="P17"><text:span text:style-name="T9">COMPILATION TO </text:span></text:p>
          <text:p text:style-name="P17"><text:span text:style-name="T9">Z80 ASSEMBLY CODE</text:span></text:p>
          <draw:enhanced-geometry svg:viewBox="0 0 21600 21600" draw:path-stretchpoint-x="10800" draw:path-stretchpoint-y="11000" draw:text-areas="?f0 ?f0 ?f3 ?f12" draw:type="horizontal-scroll" draw:modifiers="4249.053909318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2" draw:layer="layout" svg:width="2.6cm" svg:height="2cm" svg:x="0.6cm" svg:y="2.638cm">
          <text:p text:style-name="P2"><text:span text:style-name="T1">Source</text:span></text:p>
          <text:p text:style-name="P2"><text:span text:style-name="T1">Code</text:span></text:p>
          <draw:enhanced-geometry svg:viewBox="0 0 21600 21600" draw:mirror-vertical="false" draw:mirror-horizontal="false" draw:text-areas="0 0 21600 21600" draw:type="pentagon-right" draw:modifiers="15363.3217993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4cm" svg:height="2cm" svg:x="6.4cm" svg:y="2.638cm">
          <text:p text:style-name="P3"><text:span text:style-name="T2">Lexical</text:span></text:p>
          <text:p text:style-name="P3"><text:span text:style-name="T2">Analysis</text:span></text:p>
          <draw:enhanced-geometry svg:viewBox="0 0 21600 21600" draw:text-areas="0 0 21600 21600" draw:type="chevron" draw:modifiers="16512.79035577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.2cm" svg:height="2cm" svg:x="9.8cm" svg:y="8.344cm">
          <text:p text:style-name="P3"><text:span text:style-name="T2">Semantic </text:span></text:p>
          <text:p text:style-name="P3"><text:span text:style-name="T2">Analysis</text:span></text:p>
          <draw:enhanced-geometry svg:viewBox="0 0 21600 21600" draw:text-areas="0 0 21600 21600" draw:type="chevron" draw:modifiers="17481.55201142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4" draw:layer="layout" svg:width="7.923cm" svg:height="1.673cm" svg:x="0.277cm" svg:y="0.2cm">
          <draw:text-box>
            <text:p><text:span text:style-name="T3">COMPILER MODEL</text:span></text:p>
          </draw:text-box>
        </draw:frame>
        <draw:custom-shape draw:style-name="gr6" draw:text-style-name="P3" draw:layer="layout" svg:width="4cm" svg:height="2cm" svg:x="3.2cm" svg:y="8.344cm">
          <text:p text:style-name="P3"><text:span text:style-name="T2">Syntactic</text:span></text:p>
          <text:p text:style-name="P3"><text:span text:style-name="T2">Analysis</text:span></text:p>
          <draw:enhanced-geometry svg:viewBox="0 0 21600 21600" draw:text-areas="0 0 21600 21600" draw:type="chevron" draw:modifiers="17275.68107973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8" draw:layer="layout" svg:width="4.6cm" svg:height="2.588cm" svg:x="21.8cm" svg:y="12cm">
          <text:p text:style-name="P7"><text:span text:style-name="T10">ROM</text:span></text:p>
          <text:p text:style-name="P7"><text:span text:style-name="T5">Binary code+</text:span></text:p>
          <text:p text:style-name="P7"><text:span text:style-name="T5">kernel+resour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4cm" svg:height="2cm" svg:x="10cm" svg:y="2.638cm">
          <text:p text:style-name="P7"><text:span text:style-name="T5">Lexemes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8" draw:layer="layout" svg:width="2.2cm" svg:height="2cm" svg:x="3.4cm" svg:y="2.638cm">
          <text:p text:style-name="P7"><text:span text:style-name="T5">Text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draw:layer="layout" svg:width="2cm" svg:height="2cm" svg:x="7.6cm" svg:y="8.344cm">
          <text:p text:style-name="P7"><text:span text:style-name="T5">Syntactic</text:span></text:p>
          <text:p text:style-name="P7"><text:span text:style-name="T5">Tree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9" xml:id="id8" draw:id="id8" draw:layer="layout" svg:width="0.8cm" svg:height="3.527cm" svg:x="2.6cm" svg:y="7.41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0" draw:layer="layout" svg:width="2.631cm" svg:height="0.839cm" svg:x="3.569cm" svg:y="7.305cm">
          <draw:text-box>
            <text:p><text:span text:style-name="T6">PARSER</text:span></text:p>
          </draw:text-box>
        </draw:frame>
        <draw:custom-shape draw:style-name="gr13" draw:text-style-name="P9" xml:id="id9" draw:id="id9" draw:layer="layout" svg:width="1.2cm" svg:height="3.4cm" svg:x="15.739cm" svg:y="7.4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9" xml:id="id7" draw:id="id7" draw:layer="layout" svg:width="1.2cm" svg:height="3.4cm" svg:x="12cm" svg:y="1.8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9" draw:layer="layout" svg:width="0.8cm" svg:height="3.527cm" svg:x="5.8cm" svg:y="1.7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0" draw:layer="layout" svg:width="2.233cm" svg:height="0.839cm" svg:x="6.769cm" svg:y="1.599cm">
          <draw:text-box>
            <text:p><text:span text:style-name="T6">LEXER</text:span></text:p>
          </draw:text-box>
        </draw:frame>
        <draw:custom-shape draw:style-name="gr10" draw:text-style-name="P8" draw:layer="layout" svg:width="2cm" svg:height="2cm" svg:x="14.2cm" svg:y="8.344cm">
          <text:p text:style-name="P7"><text:span text:style-name="T5">Symbol</text:span></text:p>
          <text:p text:style-name="P7"><text:span text:style-name="T5">Table</text:span></text:p>
          <draw:enhanced-geometry svg:viewBox="0 0 21600 21600" draw:glue-points="10800 0 0 10800 10800 21600 21600 10800" draw:text-areas="0 0 21600 ?f11" draw:type="paper" draw:modifiers="15985.87137620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4cm" svg:height="2cm" svg:x="17.2cm" svg:y="12.2cm">
          <text:p text:style-name="P3"><text:span text:style-name="T2">Binary</text:span></text:p>
          <text:p text:style-name="P3"><text:span text:style-name="T2">Builder</text:span></text:p>
          <draw:enhanced-geometry svg:viewBox="0 0 21600 21600" draw:text-areas="0 0 21600 21600" draw:type="chevron" draw:modifiers="17275.68107973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1.2cm" svg:height="3.4cm" svg:x="26.4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9" xml:id="id10" draw:id="id10" draw:layer="layout" svg:width="0.8cm" svg:height="3.527cm" svg:x="16.4cm" svg:y="1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10" draw:layer="layout" svg:width="3.728cm" svg:height="0.839cm" svg:x="17.4cm" svg:y="11.2cm">
          <draw:text-box>
            <text:p><text:span text:style-name="T6">ASSEMBLER</text:span></text:p>
          </draw:text-box>
        </draw:frame>
        <draw:connector draw:style-name="gr16" draw:text-style-name="P11" draw:layer="layout" draw:type="curve" svg:x1="13.2cm" svg:y1="3.538cm" svg:x2="2.6cm" svg:y2="9.181cm" draw:start-shape="id7" draw:start-glue-point="6" draw:end-shape="id8" draw:end-glue-point="5" svg:d="M13200 3538c753 0 503 2790-5299 2790-5801 0-6052 2853-5301 2853" svg:viewBox="0 0 11212 5644">
          <text:p/>
        </draw:connector>
        <draw:connector draw:style-name="gr16" draw:text-style-name="P11" draw:layer="layout" draw:type="curve" draw:line-skew="0cm 4.19cm 0.348cm" svg:x1="16.939cm" svg:y1="9.116cm" svg:x2="16.4cm" svg:y2="13.164cm" draw:start-shape="id9" draw:start-glue-point="6" draw:end-shape="id10" draw:end-glue-point="5" svg:d="M16939 9116c753 0 503 1989-425 1989-927 0-1335 2059-114 2059" svg:viewBox="0 0 1743 4049">
          <text:p/>
        </draw:connector>
        <draw:frame draw:style-name="gr17" draw:text-style-name="P12" draw:layer="layout" svg:width="3.122cm" svg:height="0.962cm" svg:x="0.8cm" svg:y="5.038cm">
          <draw:text-box>
            <text:p><text:span text:style-name="T4">A = B + 1</text:span></text:p>
          </draw:text-box>
        </draw:frame>
        <draw:frame draw:style-name="gr35" draw:text-style-name="P12" draw:layer="layout" svg:width="1.81cm" svg:height="3.095cm" svg:x="7.59cm" svg:y="10.905cm">
          <draw:text-box>
            <text:p><text:span text:style-name="T4"><text:s text:c="2"/></text:span><text:span text:style-name="T4">=</text:span></text:p>
            <text:p><text:span text:style-name="T4"><text:s text:c="2"/></text:span><text:span text:style-name="T4">A</text:span></text:p>
            <text:p><text:span text:style-name="T4"><text:s text:c="2"/></text:span><text:span text:style-name="T4">+</text:span></text:p>
            <text:p><text:span text:style-name="T4">B <text:s text:c="2"/>1</text:span></text:p>
          </draw:text-box>
        </draw:frame>
        <draw:frame draw:style-name="gr36" draw:text-style-name="P12" draw:layer="layout" svg:width="0.925cm" svg:height="2.384cm" svg:x="14.475cm" svg:y="10.721cm">
          <draw:text-box>
            <text:p><text:span text:style-name="T4">A</text:span></text:p>
            <text:p><text:span text:style-name="T4">B</text:span></text:p>
            <text:p><text:span text:style-name="T4">1</text:span></text:p>
          </draw:text-box>
        </draw:frame>
        <draw:frame draw:style-name="gr18" draw:text-style-name="P12" draw:layer="layout" svg:width="2.974cm" svg:height="0.962cm" svg:x="21.8cm" svg:y="14.588cm">
          <draw:text-box>
            <text:p><text:span text:style-name="T4">0 1 0 1...</text:span></text:p>
          </draw:text-box>
        </draw:frame>
        <draw:frame draw:style-name="gr21" draw:text-style-name="P12" draw:layer="layout" svg:width="4.494cm" svg:height="0.962cm" svg:x="6.8cm" svg:y="5cm">
          <draw:text-box>
            <text:p><text:span text:style-name="T4">A | = | B | + | 1</text:span></text:p>
          </draw:text-box>
        </draw:frame>
        <draw:custom-shape draw:style-name="gr37" draw:text-style-name="P16" draw:layer="layout" svg:width="3.2cm" svg:height="1.8cm" draw:transform="rotate (0.901113492804672) translate (20.682cm 9.81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8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4T22:00:49.248968976</meta:creation-date>
    <dc:date>2021-01-26T10:10:13.115719200</dc:date>
    <meta:editing-duration>PT3H19M26S</meta:editing-duration>
    <meta:editing-cycles>65</meta:editing-cycles>
    <meta:generator>LibreOffice/7.0.3.1$Linux_X86_64 LibreOffice_project/d7547858d014d4cf69878db179d326fc3483e082</meta:generator>
    <meta:document-statistic meta:object-count="91"/>
  </office:meta>
</office:document-meta>
</file>